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DejaVu Sans Mono', Monaco, 'Courier New', monospac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Standard">
      <style:text-properties fo:font-size="30pt" style:font-size-asian="30pt" style:font-size-complex="30pt"/>
    </style:style>
    <style:style style:name="P3"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4"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5" style:family="paragraph" style:parent-style-name="Standard">
      <style:paragraph-properties fo:text-align="start" style:justify-single-word="false"/>
      <style:text-properties fo:font-size="22pt" fo:font-weight="normal" style:font-size-asian="22pt" style:font-weight-asian="normal" style:font-size-complex="22pt" style:font-weight-complex="normal"/>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3">
      <style:text-properties fo:language="en" fo:country="US"/>
    </style:style>
    <style:style style:name="P9" style:family="paragraph" style:parent-style-name="Heading_20_7">
      <style:text-properties fo:language="en" fo:country="US"/>
    </style:style>
    <style:style style:name="P10" style:family="paragraph" style:parent-style-name="Heading_20_5">
      <style:text-properties fo:language="en" fo:country="U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5">
      <style:paragraph-properties>
        <style:tab-stops>
          <style:tab-stop style:position="15.004cm" style:type="right" style:leader-style="dotted" style:leader-text="."/>
        </style:tab-stops>
      </style:paragraph-properties>
    </style:style>
    <style:style style:name="P13" style:family="paragraph" style:parent-style-name="Contents_20_7">
      <style:paragraph-properties>
        <style:tab-stops>
          <style:tab-stop style:position="14.005cm" style:type="right" style:leader-style="dotted" style:leader-text="."/>
        </style:tab-stops>
      </style:paragraph-properties>
    </style:style>
    <style:style style:name="P14" style:family="paragraph" style:parent-style-name="Text_20_body">
      <style:text-properties fo:language="en" fo:country="US"/>
    </style:style>
    <style:style style:name="T1" style:family="text">
      <style:text-properties fo:language="en" fo:country="U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3">F_</text:p>
      <text:p text:style-name="P6"/>
      <text:p text:style-name="P4">Asynchronous programming made eas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am Machiels</text:p>
      <text:p text:style-name="P5">13 October 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7">Preface<text:tab/>4</text:p>
          <text:p text:style-name="P7">Introduction<text:tab/>4</text:p>
          <text:p text:style-name="P11">Asynchronous programming<text:tab/>4</text:p>
          <text:p text:style-name="P11">Separation of concerns<text:tab/>4</text:p>
          <text:p text:style-name="P11">Modular application design<text:tab/>4</text:p>
          <text:p text:style-name="P11">Loosely coupled application logic<text:tab/>4</text:p>
          <text:p text:style-name="P11">Maintainable code<text:tab/>4</text:p>
          <text:p text:style-name="P11">Testable code<text:tab/>4</text:p>
          <text:p text:style-name="P11">Why Node.js<text:tab/>4</text:p>
          <text:p text:style-name="P11">Problem to solve<text:tab/>4</text:p>
          <text:p text:style-name="P11">Solution to the problem<text:tab/>4</text:p>
          <text:p text:style-name="P7">Application development<text:tab/>4</text:p>
          <text:p text:style-name="P11">Tools<text:tab/>5</text:p>
          <text:p text:style-name="P12">Continuous integration<text:tab/>5</text:p>
          <text:p text:style-name="P13">Integration tests<text:tab/>5</text:p>
          <text:p text:style-name="P13">Travis-ci<text:tab/>5</text:p>
          <text:p text:style-name="P12">Unit tests<text:tab/>5</text:p>
          <text:p text:style-name="P13">Mocha<text:tab/>5</text:p>
          <text:p text:style-name="P12">Code coverage<text:tab/>5</text:p>
          <text:p text:style-name="P13">Istanbul<text:tab/>5</text:p>
          <text:p text:style-name="P13">Coveralls<text:tab/>5</text:p>
          <text:p text:style-name="P12">In-line documentation<text:tab/>5</text:p>
          <text:p text:style-name="P13">JSDOC<text:tab/>5</text:p>
          <text:p text:style-name="P13">Inch-ci<text:tab/>5</text:p>
          <text:p text:style-name="P12">Code quality<text:tab/>5</text:p>
          <text:p text:style-name="P13">Codacy<text:tab/>5</text:p>
          <text:p text:style-name="P13">JSLint<text:tab/>5</text:p>
          <text:p text:style-name="P7">Application realization<text:tab/>5</text:p>
          <text:p text:style-name="P11">Pre-alpha<text:tab/>5</text:p>
          <text:p text:style-name="P11">Alpha<text:tab/>5</text:p>
          <text:p text:style-name="P11">Beta<text:tab/>5</text:p>
          <text:p text:style-name="P11">Release candidates<text:tab/>5</text:p>
          <text:p text:style-name="P12">Candidate 1<text:tab/>5</text:p>
          <text:p text:style-name="P12">Candidate 2<text:tab/>5</text:p>
          <text:p text:style-name="P12">Feedback<text:tab/>5</text:p>
          <text:p text:style-name="P11">Production release<text:tab/>6</text:p>
          <text:p text:style-name="P7">API<text:tab/>6</text:p>
          <text:p text:style-name="P11">getConstructor<text:tab/>6</text:p>
          <text:p text:style-name="P11">instance_modules<text:tab/>6</text:p>
          <text:p text:style-name="P11">methods<text:tab/>6</text:p>
          <text:p text:style-name="P12">next<text:tab/>6</text:p>
          <text:p text:style-name="P12">abort<text:tab/>6</text:p>
          <text:p text:style-name="P12">finish<text:tab/>6</text:p>
          <text:p text:style-name="P12">retryAll<text:tab/>6</text:p>
          <text:p text:style-name="P12">retryThis<text:tab/>6</text:p>
          <text:p text:style-name="P12">retryFrom<text:tab/>6</text:p>
          <text:p text:style-name="P12">retryMethod<text:tab/>6</text:p>
          <text:p text:style-name="P7">Flowcharts<text:tab/>6</text:p>
          <text:p text:style-name="P11">getConstructor<text:tab/>6</text:p>
          <text:p text:style-name="P11">next<text:tab/>6</text:p>
          <text:p text:style-name="P11">Simple program<text:tab/>6</text:p>
          <text:p text:style-name="P7"><text:soft-page-break/>Examples<text:tab/>7</text:p>
          <text:p text:style-name="P11">Minimal<text:tab/>7</text:p>
          <text:p text:style-name="P11">Source code collector<text:tab/>7</text:p>
          <text:p text:style-name="P11">HTTP request handler<text:tab/>7</text:p>
          <text:p text:style-name="P11">Database interface<text:tab/>7</text:p>
          <text:p text:style-name="P7">Project maintenance<text:tab/>7</text:p>
          <text:p text:style-name="P11">Project stability<text:tab/>7</text:p>
          <text:p text:style-name="P11">Future features<text:tab/>7</text:p>
          <text:p text:style-name="P7">Feedback<text:tab/>7</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Preface</text:h>
      <text:p text:style-name="P1">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text:p>
      <text:p text:style-name="P1"/>
      <text:h text:style-name="Heading_20_1" text:outline-level="1">Introduction</text:h>
      <text:p text:style-name="Text_20_body">Over the years it has become easier to give instructions to a computer by writing software because of abstraction. Nowadays anyone can open a browser, type some JavaScript in the developer console and for example test and use a calculator.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difference if compared to 20 years ago.</text:p>
      <text:p text:style-name="Text_20_body">The result of programmers getting to focus more on actually translating an idea to a computer language instead of focussing on how to do the translation, results in growth of usable computational tasks for mankind to use.</text:p>
      <text:p text:style-name="Text_20_body">A way to contribute to this growth of usable computational tasks is to tackle problems which arose because of new technological advancements. For example software that utilizes multiple CPU cores and non blocking application design.</text:p>
      <text:p text:style-name="Text_20_body">And then there is the internet. Which also resulted in huge changes of what programmers have to focus on. Computers ha<text:span text:style-name="T1">ve</text:span> to perform different actions in a different manner, sometimes<text:span text:style-name="T1"> computers aren't even optimized to perform such </text:span>actions<text:span text:style-name="T1">. Let alone giving the computers instructions on how to perform these actions. That's where software comes in.`</text:span></text:p>
      <text:h text:style-name="Heading_20_3" text:outline-level="3">Asynchronous programming</text:h>
      <text:p text:style-name="P1">Benefits</text:p>
      <text:p text:style-name="P1">Use cases</text:p>
      <text:p text:style-name="Text_20_body">Non blocking</text:p>
      <text:p text:style-name="Text_20_body">Multi-core if host allows</text:p>
      <text:h text:style-name="Heading_20_3" text:outline-level="3"><text:soft-page-break/>Separation of concerns</text:h>
      <text:h text:style-name="Heading_20_3" text:outline-level="3">Modular application design</text:h>
      <text:h text:style-name="Heading_20_3" text:outline-level="3">Loosely coupled application logic</text:h>
      <text:h text:style-name="Heading_20_3" text:outline-level="3">Maintainable code</text:h>
      <text:h text:style-name="Heading_20_3" text:outline-level="3">Testable code</text:h>
      <text:h text:style-name="Heading_20_3" text:outline-level="3">Why Node.js</text:h>
      <text:h text:style-name="Heading_20_3" text:outline-level="3"><text:span text:style-name="T1">Problem</text:span> to solve</text:h>
      <text:h text:style-name="Heading_20_3" text:outline-level="3">Solution to the problem</text:h>
      <text:p text:style-name="Text_20_body"/>
      <text:p text:style-name="Text_20_body"/>
      <text:h text:style-name="Heading_20_1" text:outline-level="1">Application development</text:h>
      <text:p text:style-name="P1">@TODO all</text:p>
      <text:h text:style-name="Heading_20_3" text:outline-level="3"><text:soft-page-break/>Tools</text:h>
      <text:h text:style-name="P10" text:outline-level="5">Continuous integration</text:h>
      <text:h text:style-name="P9" text:outline-level="7">Integration tests</text:h>
      <text:h text:style-name="P9" text:outline-level="7">Travis-ci</text:h>
      <text:h text:style-name="P10" text:outline-level="5">Unit tests</text:h>
      <text:h text:style-name="P9" text:outline-level="7">Mocha</text:h>
      <text:h text:style-name="P10" text:outline-level="5">Code coverage</text:h>
      <text:h text:style-name="P9" text:outline-level="7">Istanbul</text:h>
      <text:h text:style-name="P9" text:outline-level="7">Coveralls</text:h>
      <text:h text:style-name="P10" text:outline-level="5">In-line documentation</text:h>
      <text:h text:style-name="P9" text:outline-level="7">JSDOC</text:h>
      <text:h text:style-name="P9" text:outline-level="7">Inch-ci</text:h>
      <text:h text:style-name="P10" text:outline-level="5">Code quality</text:h>
      <text:h text:style-name="P9" text:outline-level="7">Codacy</text:h>
      <text:h text:style-name="P9" text:outline-level="7">JSLint</text:h>
      <text:h text:style-name="Heading_20_1" text:outline-level="1">Application realization</text:h>
      <text:h text:style-name="Heading_20_3" text:outline-level="3">Pre-alpha</text:h>
      <text:h text:style-name="Heading_20_3" text:outline-level="3">Alpha</text:h>
      <text:h text:style-name="Heading_20_3" text:outline-level="3">Beta</text:h>
      <text:h text:style-name="Heading_20_3" text:outline-level="3">Release candidates</text:h>
      <text:h text:style-name="Heading_20_5" text:outline-level="5">Candidate 1</text:h>
      <text:h text:style-name="Heading_20_5" text:outline-level="5">Candidate 2</text:h>
      <text:h text:style-name="Heading_20_5" text:outline-level="5">Feedback</text:h>
      <text:h text:style-name="Heading_20_3" text:outline-level="3"><text:soft-page-break/>Production release</text:h>
      <text:h text:style-name="Heading_20_1" text:outline-level="1">API</text:h>
      <text:p text:style-name="P1">@TODO all</text:p>
      <text:h text:style-name="P8" text:outline-level="3">getConstructor</text:h>
      <text:h text:style-name="P8" text:outline-level="3">instance_modules</text:h>
      <text:h text:style-name="P8" text:outline-level="3">methods</text:h>
      <text:h text:style-name="P10" text:outline-level="5">next</text:h>
      <text:h text:style-name="P10" text:outline-level="5">abort</text:h>
      <text:h text:style-name="P10" text:outline-level="5">finish</text:h>
      <text:h text:style-name="P10" text:outline-level="5">retryAll</text:h>
      <text:h text:style-name="P10" text:outline-level="5">retryThis</text:h>
      <text:h text:style-name="P10" text:outline-level="5">retryFrom</text:h>
      <text:h text:style-name="P10" text:outline-level="5">retryMethod</text:h>
      <text:p text:style-name="P1"/>
      <text:h text:style-name="Heading_20_1" text:outline-level="1">Flowcharts</text:h>
      <text:p text:style-name="P1">@TODO all</text:p>
      <text:h text:style-name="P8" text:outline-level="3">getConstructor</text:h>
      <text:h text:style-name="P8" text:outline-level="3">next</text:h>
      <text:h text:style-name="P8" text:outline-level="3">Simple program</text:h>
      <text:p text:style-name="P1"/>
      <text:p text:style-name="P1"/>
      <text:p text:style-name="P1"/>
      <text:p text:style-name="P1"/>
      <text:p text:style-name="P1"/>
      <text:p text:style-name="P1"/>
      <text:p text:style-name="P1"/>
      <text:h text:style-name="Heading_20_1" text:outline-level="1"><text:soft-page-break/>Examples</text:h>
      <text:p text:style-name="P1">@TODO all</text:p>
      <text:h text:style-name="P8" text:outline-level="3">Minimal</text:h>
      <text:h text:style-name="P8" text:outline-level="3">Source code collector</text:h>
      <text:h text:style-name="P8" text:outline-level="3">HTTP request handler</text:h>
      <text:h text:style-name="P8" text:outline-level="3">Database interface</text:h>
      <text:p text:style-name="P1"/>
      <text:h text:style-name="Heading_20_1" text:outline-level="1">Project maintenance</text:h>
      <text:p text:style-name="P1">@TODO all</text:p>
      <text:h text:style-name="P8" text:outline-level="3">Project stability</text:h>
      <text:h text:style-name="P8" text:outline-level="3">Future features</text:h>
      <text:p text:style-name="P1"/>
      <text:h text:style-name="Heading_20_1" text:outline-level="1">Feedback</text:h>
      <text:p text:style-name="P1">@TODO al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DejaVu Sans Mono', Monaco, 'Courier New', monospac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 Machiels</meta:initial-creator>
    <meta:creation-date>2015-10-13T12:16:18.24</meta:creation-date>
    <dc:date>2015-10-13T14:18:26.38</dc:date>
    <dc:creator>Sam Machiels</dc:creator>
    <meta:editing-duration>PT1H20M41S</meta:editing-duration>
    <meta:editing-cycles>8</meta:editing-cycles>
    <meta:generator>OpenOffice/4.1.1$Win32 OpenOffice.org_project/411m6$Build-9775</meta:generator>
    <meta:document-statistic meta:table-count="0" meta:image-count="0" meta:object-count="0" meta:page-count="8" meta:paragraph-count="140" meta:word-count="568" meta:character-count="3562"/>
  </office:meta>
</office:document-meta>
</file>